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36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318cm" fo:margin-right="0cm" fo:text-indent="0cm"/>
      <style:text-properties fo:font-size="26pt"/>
    </style:style>
    <style:style style:name="P7" style:family="paragraph">
      <style:paragraph-properties fo:margin-left="0cm" fo:margin-right="0cm" fo:text-indent="0cm"/>
      <style:text-properties fo:font-size="26pt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style:text-underline-style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6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style:font-name="Segoe UI2" fo:font-size="26pt" fo:text-shadow="1pt 1pt" style:font-size-asian="26pt" style:font-size-complex="26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697</text:span></text:p>
            <text:p text:style-name="P1"><text:span text:style-name="T2">“</text:span><text:span text:style-name="T2">Awake, O Sleeper, Rise from Death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4cm" svg:height="7.011cm" svg:x="1.27cm" svg:y="0.508cm">
          <draw:text-box>
            <text:p text:style-name="P4"><text:span text:style-name="T3">1. </text:span><text:span text:style-name="T4">Awake, O sleeper, rise from death,</text:span><text:span text:style-name="T4"><text:line-break/></text:span><text:span text:style-name="T4">And Christ shall give you light;</text:span><text:span text:style-name="T4"><text:line-break/></text:span><text:span text:style-name="T4">So learn His love, its length and breadth,</text:span><text:span text:style-name="T4"><text:line-break/></text:span><text:span text:style-name="T4">Its fullness, depth, and he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5.4cm" svg:height="7.011cm" svg:x="1.27cm" svg:y="0.508cm">
          <draw:text-box>
            <text:p text:style-name="P4"><text:span text:style-name="T5">2. </text:span><text:span text:style-name="T6">To us on earth He came to bring</text:span><text:span text:style-name="T6"><text:line-break/></text:span><text:span text:style-name="T6">From sin and fear release,</text:span><text:span text:style-name="T6"><text:line-break/></text:span><text:span text:style-name="T6">To give the Spirit’s unity,</text:span><text:span text:style-name="T6"><text:line-break/></text:span><text:span text:style-name="T6">The very bond of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4.914cm" svg:height="7.011cm" svg:x="1.708cm" svg:y="0.478cm">
          <draw:text-box>
            <text:p text:style-name="P4"><text:span text:style-name="T5">3. </text:span><text:span text:style-name="T5"><text:tab/></text:span><text:span text:style-name="T6">Then walk in love as Christ has loved,</text:span><text:span text:style-name="T6"><text:line-break/></text:span><text:span text:style-name="T6">Who died that He might save;</text:span><text:span text:style-name="T6"><text:line-break/></text:span><text:span text:style-name="T6">With kind and gentle hearts forgive</text:span><text:span text:style-name="T6"><text:line-break/></text:span><text:span text:style-name="T6">As God in Christ forga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8" draw:layer="layout" svg:width="25.4cm" svg:height="13.613cm" svg:x="1.317cm" svg:y="0.584cm">
          <draw:text-box>
            <text:p text:style-name="P1"><text:span text:style-name="T5">4. </text:span><text:span text:style-name="T6">For us Christ lived, for us He died,</text:span><text:span text:style-name="T6"><text:line-break/></text:span><text:span text:style-name="T6">And conquered in the strife;</text:span><text:span text:style-name="T6"><text:line-break/></text:span><text:span text:style-name="T6">Awake, arise, go forth in faith,</text:span><text:span text:style-name="T6"><text:line-break/></text:span><text:span text:style-name="T6">And Christ shall give you life.</text:span></text:p>
            <text:p text:style-name="P6"><text:span text:style-name="T7"><text:line-break/></text:span><text:span text:style-name="T7"/></text:p>
            <text:p text:style-name="P7"><text:span text:style-name="T8">© 1984 Augsburg Publishing House.</text:span></text:p>
            <text:p text:style-name="P7"><text:span text:style-name="T8">Used by permission: LSB Hymn License</text:span></text:p>
            <text:p text:style-name="P7"><text:span text:style-name="T8">.NET, no. 100011038.</text:span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09:58:53.617000000</meta:creation-date>
    <dc:title>Hymn template</dc:title>
    <meta:editing-duration>PT1H35M3S</meta:editing-duration>
    <meta:editing-cycles>6</meta:editing-cycles>
    <meta:generator>LibreOffice/6.1.5.2$Windows_X86_64 LibreOffice_project/90f8dcf33c87b3705e78202e3df5142b201bd805</meta:generator>
    <meta:initial-creator>Arthur Hoch</meta:initial-creator>
    <dc:date>2019-04-27T14:38:51.591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4-29T09:58:52.447000000"/>
  </office:meta>
</office:document-meta>
</file>